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24pt" officeooo:paragraph-rsid="000bc7ac" style:font-size-asian="24pt" style:font-size-complex="24pt"/>
    </style:style>
    <style:style style:name="P2" style:family="paragraph" style:parent-style-name="Standard">
      <style:text-properties style:font-name="Times New Roman" fo:font-size="24pt" officeooo:rsid="000bc7ac" officeooo:paragraph-rsid="000bc7ac" style:font-size-asian="24pt" style:font-size-complex="24pt"/>
    </style:style>
    <style:style style:name="P3" style:family="paragraph" style:parent-style-name="Standard">
      <style:text-properties fo:font-size="24pt" officeooo:rsid="000bc7ac" officeooo:paragraph-rsid="000bc7ac" style:font-size-asian="24pt" style:font-size-complex="24pt"/>
    </style:style>
    <style:style style:name="T1" style:family="text">
      <style:text-properties officeooo:rsid="001b38c9"/>
    </style:style>
    <style:style style:name="T2" style:family="text">
      <style:text-properties officeooo:rsid="0018b9c3"/>
    </style:style>
    <style:style style:name="T3" style:family="text">
      <style:text-properties officeooo:rsid="0018b9c3" fo:background-color="transparent" loext:char-shading-value="0"/>
    </style:style>
    <style:style style:name="T4" style:family="text">
      <style:text-properties officeooo:rsid="00107325" fo:background-color="transparent" loext:char-shading-value="0"/>
    </style:style>
    <style:style style:name="T5" style:family="text">
      <style:text-properties officeooo:rsid="0011b48f" fo:background-color="transparent" loext:char-shading-value="0"/>
    </style:style>
    <style:style style:name="T6" style:family="text">
      <style:text-properties officeooo:rsid="001b38c9" fo:background-color="transparent" loext:char-shading-value="0"/>
    </style:style>
    <style:style style:name="T7" style:family="text">
      <style:text-properties officeooo:rsid="0011b4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resentem-se os Novos Coroinhas e Acólitos</text:p>
      <text:p text:style-name="P1">❤️Novos Coroinhas❤️<text:line-break/>Alice </text:p>
      <text:p text:style-name="P1">Clara</text:p>
      <text:p text:style-name="P1">Gabriel </text:p>
      <text:p text:style-name="P1"><text:span text:style-name="T4">Heloisa </text:span></text:p>
      <text:p text:style-name="P1"><text:span text:style-name="T4">João </text:span><text:span text:style-name="T5">Gabriel </text:span></text:p>
      <text:p text:style-name="P1"><text:span text:style-name="T5">João Lucas </text:span></text:p>
      <text:p text:style-name="P1"><text:span text:style-name="T5">Júlia Maria</text:span></text:p>
      <text:p text:style-name="P1"><text:span text:style-name="T4">Laura</text:span></text:p>
      <text:p text:style-name="P1"><text:span text:style-name="T4">Luiza</text:span><text:line-break/><text:span text:style-name="T7">Maria Helena</text:span><text:line-break/>Maria Luiza <text:line-break/>Maria Rita</text:p>
      <text:p text:style-name="P1">M<text:span text:style-name="T7">e</text:span>lissa</text:p>
      <text:p text:style-name="P1"><text:span text:style-name="T7">Rafaela</text:span></text:p>
      <text:p text:style-name="P1"><text:span text:style-name="T7">Yasmim</text:span></text:p>
      <text:p text:style-name="P2"/>
      <text:p text:style-name="P3"/>
      <text:p text:style-name="P1">❤️NOVOS ACÓLITOS ❤️<text:line-break/>Anelize</text:p>
      <text:p text:style-name="P1">Felipe<text:line-break/>José Lucas</text:p>
      <text:p text:style-name="P1">Rayane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15T09:28:09.952000000</meta:creation-date>
    <dc:date>2024-09-15T09:34:06.884000000</dc:date>
    <meta:editing-duration>PT5M57S</meta:editing-duration>
    <meta:editing-cycles>1</meta:editing-cycles>
    <meta:document-statistic meta:table-count="0" meta:image-count="0" meta:object-count="0" meta:page-count="1" meta:paragraph-count="16" meta:word-count="37" meta:character-count="238" meta:non-whitespace-character-count="211"/>
    <meta:generator>LibreOffice/7.3.2.2$Windows_X86_64 LibreOffice_project/49f2b1bff42cfccbd8f788c8dc32c1c309559be0</meta:generator>
  </office:meta>
</office:document-meta>
</file>